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>z</mi>
        <mo stretchy="false">=</mo>
        <mi>w</mi>
      </mrow>
      <mn>1</mn>
      <mi>x</mi>
      <mrow>
        <mn>1</mn>
        <mo stretchy="false">+</mo>
        <mi>w</mi>
      </mrow>
      <mn>2</mn>
      <mi>x</mi>
      <mrow>
        <mn>2</mn>
        <mo stretchy="false">+</mo>
        <mi>b</mi>
      </mrow>
    </mrow>
    <annotation encoding="StarMath 5.0">z = w1x1 + w2x2  + b</annotation>
  </semantics>
</math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1:21:08.674000000</meta:creation-date>
    <dc:date>2021-10-06T11:22:46.974000000</dc:date>
    <meta:editing-duration>PT1M38S</meta:editing-duration>
    <meta:editing-cycles>1</meta:editing-cycles>
    <meta:generator>LibreOffice/7.2.1.2$Windows_X86_64 LibreOffice_project/87b77fad49947c1441b67c559c339af8f3517e22</meta:generator>
  </office:meta>
</office:document-meta>
</file>